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0.1674in"/>
    </style:style>
    <style:style style:name="Table1.B" style:family="table-column">
      <style:table-column-properties style:column-width="0.1569in"/>
    </style:style>
    <style:style style:name="Table1.F" style:family="table-column">
      <style:table-column-properties style:column-width="6.1299in"/>
    </style:style>
    <style:style style:name="Table1.1" style:family="table-row">
      <style:table-row-properties style:min-row-height="0.5625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Text_20_body">
      <style:text-properties officeooo:rsid="002147a3" officeooo:paragraph-rsid="002147a3"/>
    </style:style>
    <style:style style:name="P2" style:family="paragraph" style:parent-style-name="Text_20_body">
      <style:text-properties fo:language="sv" fo:country="SE" officeooo:rsid="000f08b6" officeooo:paragraph-rsid="000f08b6"/>
    </style:style>
    <style:style style:name="P3" style:family="paragraph" style:parent-style-name="Text_20_body">
      <style:text-properties fo:language="sv" fo:country="SE" officeooo:rsid="002147a3" officeooo:paragraph-rsid="002147a3"/>
    </style:style>
    <style:style style:name="P4" style:family="paragraph" style:parent-style-name="Table_20_Contents">
      <style:text-properties fo:language="sv" fo:country="SE"/>
    </style:style>
    <style:style style:name="P5" style:family="paragraph" style:parent-style-name="Text_20_body">
      <style:text-properties fo:language="sv" fo:country="SE"/>
    </style:style>
    <style:style style:name="P6" style:family="paragraph" style:parent-style-name="Text_20_body">
      <style:text-properties fo:language="sv" fo:country="SE" officeooo:paragraph-rsid="00447331"/>
    </style:style>
    <style:style style:name="P7" style:family="paragraph" style:parent-style-name="Text_20_body">
      <style:text-properties fo:language="sv" fo:country="SE" fo:font-weight="bold" officeooo:rsid="0038b711" officeooo:paragraph-rsid="0038b711" style:font-weight-asian="bold" style:font-weight-complex="bold"/>
    </style:style>
    <style:style style:name="P8" style:family="paragraph" style:parent-style-name="Text_20_body">
      <style:text-properties fo:language="sv" fo:country="SE" fo:font-weight="bold" officeooo:rsid="002e0c9b" officeooo:paragraph-rsid="002e0c9b" style:font-weight-asian="bold" style:font-weight-complex="bold"/>
    </style:style>
    <style:style style:name="P9" style:family="paragraph" style:parent-style-name="Text_20_body">
      <style:text-properties fo:language="sv" fo:country="SE" fo:font-weight="bold" officeooo:rsid="002182ee" officeooo:paragraph-rsid="002182ee" style:font-weight-asian="bold" style:font-weight-complex="bold"/>
    </style:style>
    <style:style style:name="P10" style:family="paragraph" style:parent-style-name="Text_20_body">
      <style:text-properties fo:language="sv" fo:country="SE" fo:font-weight="bold" officeooo:rsid="00227043" officeooo:paragraph-rsid="00227043" style:font-weight-asian="bold" style:font-weight-complex="bold"/>
    </style:style>
    <style:style style:name="P11" style:family="paragraph" style:parent-style-name="Text_20_body">
      <style:text-properties fo:language="sv" fo:country="SE" fo:font-weight="bold" officeooo:rsid="0024c59d" officeooo:paragraph-rsid="0024c59d" style:font-weight-asian="bold" style:font-weight-complex="bold"/>
    </style:style>
    <style:style style:name="P12" style:family="paragraph" style:parent-style-name="Text_20_body">
      <style:text-properties fo:language="sv" fo:country="SE" fo:font-weight="bold" officeooo:rsid="00256042" officeooo:paragraph-rsid="00256042" style:font-weight-asian="bold" style:font-weight-complex="bold"/>
    </style:style>
    <style:style style:name="P13" style:family="paragraph" style:parent-style-name="Text_20_body">
      <style:text-properties fo:language="sv" fo:country="SE" officeooo:paragraph-rsid="002c8c74"/>
    </style:style>
    <style:style style:name="P14" style:family="paragraph" style:parent-style-name="Text_20_body">
      <style:text-properties fo:language="sv" fo:country="SE" officeooo:rsid="002f3968" officeooo:paragraph-rsid="002f3968"/>
    </style:style>
    <style:style style:name="P15" style:family="paragraph" style:parent-style-name="Text_20_body">
      <style:text-properties fo:language="sv" fo:country="SE" officeooo:paragraph-rsid="002f3968"/>
    </style:style>
    <style:style style:name="P16" style:family="paragraph" style:parent-style-name="Text_20_body">
      <style:text-properties fo:language="sv" fo:country="SE" officeooo:rsid="0032dd93" officeooo:paragraph-rsid="0032dd93"/>
    </style:style>
    <style:style style:name="P17" style:family="paragraph" style:parent-style-name="Text_20_body">
      <style:text-properties fo:language="sv" fo:country="SE" officeooo:rsid="00338829" officeooo:paragraph-rsid="00338829"/>
    </style:style>
    <style:style style:name="P18" style:family="paragraph" style:parent-style-name="Text_20_body">
      <style:text-properties fo:language="sv" fo:country="SE" officeooo:rsid="0034cca9" officeooo:paragraph-rsid="0034cca9"/>
    </style:style>
    <style:style style:name="P19" style:family="paragraph" style:parent-style-name="Text_20_body">
      <style:text-properties fo:language="sv" fo:country="SE" officeooo:paragraph-rsid="000f08b6"/>
    </style:style>
    <style:style style:name="P20" style:family="paragraph" style:parent-style-name="Text_20_body">
      <style:text-properties fo:language="sv" fo:country="SE" officeooo:rsid="001369b4" officeooo:paragraph-rsid="001369b4"/>
    </style:style>
    <style:style style:name="P21" style:family="paragraph" style:parent-style-name="Text_20_body">
      <style:text-properties fo:language="sv" fo:country="SE" officeooo:paragraph-rsid="001369b4"/>
    </style:style>
    <style:style style:name="P22" style:family="paragraph" style:parent-style-name="Text_20_body">
      <style:text-properties fo:language="sv" fo:country="SE" officeooo:paragraph-rsid="001feb17"/>
    </style:style>
    <style:style style:name="P23" style:family="paragraph" style:parent-style-name="Text_20_body">
      <style:text-properties fo:language="sv" fo:country="SE" fo:font-weight="normal" officeooo:rsid="00227043" officeooo:paragraph-rsid="00227043" style:font-weight-asian="normal" style:font-weight-complex="normal"/>
    </style:style>
    <style:style style:name="P24" style:family="paragraph" style:parent-style-name="Text_20_body">
      <style:text-properties fo:language="sv" fo:country="SE" fo:font-weight="normal" officeooo:rsid="0024c59d" officeooo:paragraph-rsid="0024c59d" style:font-weight-asian="normal" style:font-weight-complex="normal"/>
    </style:style>
    <style:style style:name="P25" style:family="paragraph" style:parent-style-name="Text_20_body">
      <style:text-properties style:font-name="Liberation Sans" fo:language="sv" fo:country="SE" officeooo:rsid="0028be4f" officeooo:paragraph-rsid="0028be4f" style:font-name-asian="Noto Sans CJK SC" style:font-name-complex="Noto Sans Devanagari1"/>
    </style:style>
    <style:style style:name="P26" style:family="paragraph" style:parent-style-name="Text_20_body">
      <style:text-properties style:font-name="Liberation Sans" fo:language="sv" fo:country="SE" officeooo:rsid="002a3c53" officeooo:paragraph-rsid="002a3c53" style:font-name-asian="Noto Sans CJK SC" style:font-name-complex="Noto Sans Devanagari1"/>
    </style:style>
    <style:style style:name="P27" style:family="paragraph" style:parent-style-name="Text_20_body">
      <style:text-properties style:font-name="Liberation Sans" fo:language="sv" fo:country="SE" fo:font-weight="bold" officeooo:rsid="00227043" officeooo:paragraph-rsid="00227043" style:font-name-asian="Noto Sans CJK SC" style:font-weight-asian="bold" style:font-name-complex="Noto Sans Devanagari1" style:font-weight-complex="bold"/>
    </style:style>
    <style:style style:name="P28" style:family="paragraph" style:parent-style-name="Text_20_body">
      <style:text-properties style:font-name="Liberation Sans" fo:language="sv" fo:country="SE" fo:font-weight="bold" officeooo:rsid="00231155" officeooo:paragraph-rsid="00231155" style:font-name-asian="Noto Sans CJK SC" style:font-weight-asian="bold" style:font-name-complex="Noto Sans Devanagari1" style:font-weight-complex="bold"/>
    </style:style>
    <style:style style:name="P29" style:family="paragraph" style:parent-style-name="Text_20_body">
      <style:text-properties style:font-name="Liberation Sans" fo:language="sv" fo:country="SE" fo:font-weight="bold" officeooo:rsid="00256042" officeooo:paragraph-rsid="00256042" style:font-name-asian="Noto Sans CJK SC" style:font-weight-asian="bold" style:font-name-complex="Noto Sans Devanagari1" style:font-weight-complex="bold"/>
    </style:style>
    <style:style style:name="P30" style:family="paragraph" style:parent-style-name="Text_20_body">
      <style:text-properties style:text-line-through-style="solid" style:text-line-through-type="single" fo:language="sv" fo:country="SE" fo:font-weight="bold" officeooo:rsid="0038b711" officeooo:paragraph-rsid="0038b711" style:font-weight-asian="bold" style:font-weight-complex="bold"/>
    </style:style>
    <style:style style:name="P31" style:family="paragraph" style:parent-style-name="Text_20_body">
      <style:text-properties style:text-line-through-style="solid" style:text-line-through-type="single" fo:language="sv" fo:country="SE" fo:font-weight="bold" officeooo:rsid="0038be7c" officeooo:paragraph-rsid="0038be7c" style:font-weight-asian="bold" style:font-weight-complex="bold"/>
    </style:style>
    <style:style style:name="P32" style:family="paragraph" style:parent-style-name="Text_20_body">
      <style:text-properties style:text-line-through-style="solid" style:text-line-through-type="single" fo:language="sv" fo:country="SE" officeooo:paragraph-rsid="0030ea83"/>
    </style:style>
    <style:style style:name="P33" style:family="paragraph" style:parent-style-name="Text_20_body">
      <style:text-properties style:text-line-through-style="solid" style:text-line-through-type="single" fo:language="sv" fo:country="SE" officeooo:rsid="0032dd93" officeooo:paragraph-rsid="0032dd93"/>
    </style:style>
    <style:style style:name="P34" style:family="paragraph" style:parent-style-name="Text_20_body">
      <style:text-properties style:text-line-through-style="solid" style:text-line-through-type="single" fo:language="sv" fo:country="SE" officeooo:paragraph-rsid="0034cca9"/>
    </style:style>
    <style:style style:name="P35" style:family="paragraph" style:parent-style-name="Text_20_body">
      <style:text-properties style:text-line-through-style="solid" style:text-line-through-type="single" fo:language="sv" fo:country="SE" style:text-underline-style="solid" style:text-underline-width="auto" style:text-underline-color="font-color" fo:font-weight="bold" officeooo:rsid="003789a1" officeooo:paragraph-rsid="003789a1" style:font-weight-asian="bold" style:font-weight-complex="bold"/>
    </style:style>
    <style:style style:name="P36" style:family="paragraph" style:parent-style-name="Heading_20_1">
      <style:text-properties fo:language="sv" fo:country="SE"/>
    </style:style>
    <style:style style:name="P37" style:family="paragraph" style:parent-style-name="Heading_20_2">
      <style:text-properties fo:language="sv" fo:country="SE" officeooo:rsid="000f08b6" officeooo:paragraph-rsid="000f08b6"/>
    </style:style>
    <style:style style:name="P38" style:family="paragraph" style:parent-style-name="Heading_20_2">
      <style:text-properties fo:language="sv" fo:country="SE"/>
    </style:style>
    <style:style style:name="P39" style:family="paragraph" style:parent-style-name="Heading_20_2">
      <style:paragraph-properties fo:keep-with-next="always"/>
      <style:text-properties fo:language="sv" fo:country="SE" officeooo:rsid="002147a3" officeooo:paragraph-rsid="002147a3"/>
    </style:style>
    <style:style style:name="P40" style:family="paragraph" style:parent-style-name="Heading_20_2">
      <style:paragraph-properties fo:keep-with-next="always"/>
      <style:text-properties style:font-name="Liberation Sans" fo:language="sv" fo:country="SE" officeooo:rsid="002147a3" officeooo:paragraph-rsid="002147a3" style:font-name-asian="Noto Sans CJK SC" style:font-name-complex="Noto Sans Devanagari1"/>
    </style:style>
    <style:style style:name="P41" style:family="paragraph" style:parent-style-name="Text_20_body" style:list-style-name="L1">
      <style:text-properties fo:language="sv" fo:country="SE" officeooo:rsid="00447331" officeooo:paragraph-rsid="00447331"/>
    </style:style>
    <style:style style:name="P42" style:family="paragraph" style:parent-style-name="Text_20_body" style:list-style-name="L1">
      <style:text-properties fo:language="sv" fo:country="SE" officeooo:rsid="00447331" officeooo:paragraph-rsid="004a50ae"/>
    </style:style>
    <style:style style:name="P43" style:family="paragraph" style:parent-style-name="Text_20_body" style:list-style-name="L1">
      <style:text-properties fo:language="sv" fo:country="SE" officeooo:rsid="00456477" officeooo:paragraph-rsid="00456477"/>
    </style:style>
    <style:style style:name="P44" style:family="paragraph" style:parent-style-name="Text_20_body" style:list-style-name="L2">
      <style:text-properties fo:language="sv" fo:country="SE" officeooo:rsid="002c8c74" officeooo:paragraph-rsid="002c8c74"/>
    </style:style>
    <style:style style:name="P45" style:family="paragraph" style:parent-style-name="Text_20_body" style:list-style-name="L7">
      <style:text-properties fo:language="sv" fo:country="SE" officeooo:rsid="0012c165" officeooo:paragraph-rsid="0012c165"/>
    </style:style>
    <style:style style:name="P46" style:family="paragraph" style:parent-style-name="Text_20_body" style:list-style-name="L8">
      <style:text-properties fo:language="sv" fo:country="SE" officeooo:rsid="0012c165" officeooo:paragraph-rsid="0012c165"/>
    </style:style>
    <style:style style:name="P47" style:family="paragraph" style:parent-style-name="Text_20_body" style:list-style-name="L10">
      <style:text-properties fo:language="sv" fo:country="SE" officeooo:rsid="002147a3" officeooo:paragraph-rsid="002147a3"/>
    </style:style>
    <style:style style:name="P48" style:family="paragraph" style:parent-style-name="Text_20_body" style:list-style-name="L11">
      <style:text-properties fo:language="sv" fo:country="SE" officeooo:paragraph-rsid="002147a3"/>
    </style:style>
    <style:style style:name="P49" style:family="paragraph" style:parent-style-name="Text_20_body" style:list-style-name="L12">
      <style:text-properties fo:language="sv" fo:country="SE" fo:font-weight="normal" officeooo:rsid="002182ee" officeooo:paragraph-rsid="002182ee" style:font-weight-asian="normal" style:font-weight-complex="normal"/>
    </style:style>
    <style:style style:name="P50" style:family="paragraph" style:parent-style-name="Text_20_body" style:list-style-name="L14">
      <style:text-properties fo:language="sv" fo:country="SE" officeooo:paragraph-rsid="00244702"/>
    </style:style>
    <style:style style:name="P51" style:family="paragraph" style:parent-style-name="Text_20_body" style:list-style-name="L14">
      <style:text-properties fo:language="sv" fo:country="SE" officeooo:rsid="00256042" officeooo:paragraph-rsid="00256042"/>
    </style:style>
    <style:style style:name="P52" style:family="paragraph" style:parent-style-name="Text_20_body" style:list-style-name="L2">
      <style:text-properties style:text-line-through-style="solid" style:text-line-through-type="single" fo:language="sv" fo:country="SE" officeooo:rsid="002c8c74" officeooo:paragraph-rsid="002c8c74"/>
    </style:style>
    <style:style style:name="P53" style:family="paragraph" style:parent-style-name="Text_20_body" style:list-style-name="L2">
      <style:text-properties style:text-line-through-style="solid" style:text-line-through-type="single" fo:language="sv" fo:country="SE" officeooo:rsid="002f3968" officeooo:paragraph-rsid="002f3968"/>
    </style:style>
    <style:style style:name="P54" style:family="paragraph" style:parent-style-name="Text_20_body" style:list-style-name="L3">
      <style:text-properties style:text-line-through-style="solid" style:text-line-through-type="single" fo:language="sv" fo:country="SE" officeooo:rsid="002f3968" officeooo:paragraph-rsid="002f3968"/>
    </style:style>
    <style:style style:name="P55" style:family="paragraph" style:parent-style-name="Text_20_body" style:list-style-name="L4">
      <style:text-properties style:text-line-through-style="solid" style:text-line-through-type="single" fo:language="sv" fo:country="SE" officeooo:rsid="002f3968" officeooo:paragraph-rsid="002f3968"/>
    </style:style>
    <style:style style:name="P56" style:family="paragraph" style:parent-style-name="Text_20_body" style:list-style-name="L5">
      <style:text-properties style:text-line-through-style="solid" style:text-line-through-type="single" fo:language="sv" fo:country="SE" officeooo:rsid="00338829" officeooo:paragraph-rsid="00338829"/>
    </style:style>
    <style:style style:name="P57" style:family="paragraph" style:parent-style-name="Text_20_body" style:list-style-name="L6">
      <style:text-properties style:text-line-through-style="solid" style:text-line-through-type="single" fo:language="sv" fo:country="SE" officeooo:rsid="0034cca9" officeooo:paragraph-rsid="0034cca9"/>
    </style:style>
    <style:style style:name="P58" style:family="paragraph" style:parent-style-name="Text_20_body" style:list-style-name="L7">
      <style:text-properties style:text-line-through-style="solid" style:text-line-through-type="single" fo:language="sv" fo:country="SE" officeooo:rsid="000f08b6" officeooo:paragraph-rsid="000f08b6"/>
    </style:style>
    <style:style style:name="P59" style:family="paragraph" style:parent-style-name="Text_20_body" style:list-style-name="L8">
      <style:text-properties style:text-line-through-style="solid" style:text-line-through-type="single" fo:language="sv" fo:country="SE" officeooo:rsid="000f08b6" officeooo:paragraph-rsid="000f08b6"/>
    </style:style>
    <style:style style:name="P60" style:family="paragraph" style:parent-style-name="Text_20_body" style:list-style-name="L8">
      <style:text-properties style:text-line-through-style="solid" style:text-line-through-type="single" fo:language="sv" fo:country="SE" officeooo:rsid="00110453" officeooo:paragraph-rsid="00110453"/>
    </style:style>
    <style:style style:name="P61" style:family="paragraph" style:parent-style-name="Text_20_body" style:list-style-name="L1">
      <style:text-properties style:text-line-through-style="solid" style:text-line-through-type="single" fo:language="sv" fo:country="SE" officeooo:rsid="004885ce" officeooo:paragraph-rsid="004885ce"/>
    </style:style>
    <style:style style:name="P62" style:family="paragraph" style:parent-style-name="Text_20_body" style:list-style-name="L1">
      <style:text-properties style:text-line-through-style="solid" style:text-line-through-type="single" fo:language="sv" fo:country="SE" officeooo:rsid="00447331" officeooo:paragraph-rsid="00447331"/>
    </style:style>
    <style:style style:name="P63" style:family="paragraph" style:parent-style-name="Text_20_body" style:list-style-name="L4">
      <style:text-properties officeooo:rsid="002f3968" officeooo:paragraph-rsid="002f3968"/>
    </style:style>
    <style:style style:name="P64" style:family="paragraph" style:parent-style-name="Text_20_body" style:list-style-name="L9">
      <style:text-properties officeooo:paragraph-rsid="0015a05f"/>
    </style:style>
    <style:style style:name="P65" style:family="paragraph" style:parent-style-name="Text_20_body" style:list-style-name="L9">
      <style:text-properties style:font-name="Liberation Sans" fo:language="sv" fo:country="SE" officeooo:rsid="0015a05f" officeooo:paragraph-rsid="0015a05f" style:font-name-asian="Noto Sans CJK SC" style:font-name-complex="Noto Sans Devanagari1"/>
    </style:style>
    <style:style style:name="P66" style:family="paragraph" style:parent-style-name="Text_20_body" style:list-style-name="L9">
      <style:text-properties style:font-name="Liberation Sans" fo:language="sv" fo:country="SE" officeooo:rsid="001bffc7" officeooo:paragraph-rsid="0015a05f" style:font-name-asian="Noto Sans CJK SC" style:font-name-complex="Noto Sans Devanagari1"/>
    </style:style>
    <style:style style:name="P67" style:family="paragraph" style:parent-style-name="Text_20_body" style:list-style-name="L10">
      <style:text-properties style:font-name="Liberation Sans" fo:language="sv" fo:country="SE" officeooo:rsid="002147a3" officeooo:paragraph-rsid="002147a3" style:font-name-asian="Noto Sans CJK SC" style:font-name-complex="Noto Sans Devanagari1"/>
    </style:style>
    <style:style style:name="P68" style:family="paragraph" style:parent-style-name="Text_20_body" style:list-style-name="L11">
      <style:text-properties style:font-name="Liberation Sans" fo:language="sv" fo:country="SE" officeooo:rsid="002147a3" officeooo:paragraph-rsid="002147a3" style:font-name-asian="Noto Sans CJK SC" style:font-name-complex="Noto Sans Devanagari1"/>
    </style:style>
    <style:style style:name="P69" style:family="paragraph" style:parent-style-name="Text_20_body" style:list-style-name="L12">
      <style:text-properties style:font-name="Liberation Sans" fo:language="sv" fo:country="SE" fo:font-weight="normal" officeooo:rsid="002182ee" officeooo:paragraph-rsid="002182ee" style:font-name-asian="Noto Sans CJK SC" style:font-weight-asian="normal" style:font-name-complex="Noto Sans Devanagari1" style:font-weight-complex="normal"/>
    </style:style>
    <style:style style:name="P70" style:family="paragraph" style:parent-style-name="Text_20_body" style:list-style-name="L13">
      <style:text-properties style:font-name="Liberation Sans" fo:language="sv" fo:country="SE" fo:font-weight="normal" officeooo:rsid="00227043" officeooo:paragraph-rsid="00227043" style:font-name-asian="Noto Sans CJK SC" style:font-weight-asian="normal" style:font-name-complex="Noto Sans Devanagari1" style:font-weight-complex="normal"/>
    </style:style>
    <style:style style:name="P71" style:family="paragraph" style:parent-style-name="Text_20_body" style:list-style-name="L13">
      <style:text-properties style:font-name="Liberation Sans" fo:language="sv" fo:country="SE" fo:font-weight="normal" officeooo:rsid="00256042" officeooo:paragraph-rsid="00256042" style:font-name-asian="Noto Sans CJK SC" style:font-weight-asian="normal" style:font-name-complex="Noto Sans Devanagari1" style:font-weight-complex="normal"/>
    </style:style>
    <style:style style:name="P72" style:family="paragraph" style:parent-style-name="Text_20_body" style:list-style-name="L16">
      <style:text-properties style:font-name="Liberation Sans" fo:language="sv" fo:country="SE" fo:font-weight="normal" officeooo:rsid="00256042" officeooo:paragraph-rsid="00256042" style:font-name-asian="Noto Sans CJK SC" style:font-weight-asian="normal" style:font-name-complex="Noto Sans Devanagari1" style:font-weight-complex="normal"/>
    </style:style>
    <style:style style:name="P73" style:family="paragraph" style:parent-style-name="Text_20_body" style:list-style-name="L14">
      <style:text-properties style:font-name="Liberation Sans" fo:language="sv" fo:country="SE" fo:font-weight="normal" officeooo:rsid="00231155" officeooo:paragraph-rsid="00231155" style:font-name-asian="Noto Sans CJK SC" style:font-weight-asian="normal" style:font-name-complex="Noto Sans Devanagari1" style:font-weight-complex="normal"/>
    </style:style>
    <style:style style:name="P74" style:family="paragraph" style:parent-style-name="Text_20_body" style:list-style-name="L15">
      <style:text-properties style:font-name="Liberation Sans" fo:language="sv" fo:country="SE" fo:font-weight="normal" officeooo:rsid="0024c59d" officeooo:paragraph-rsid="0024c59d" style:font-name-asian="Noto Sans CJK SC" style:font-weight-asian="normal" style:font-name-complex="Noto Sans Devanagari1" style:font-weight-complex="normal"/>
    </style:style>
    <style:style style:name="T1" style:family="text">
      <style:text-properties officeooo:rsid="0013b6c0"/>
    </style:style>
    <style:style style:name="T2" style:family="text">
      <style:text-properties style:font-name="Liberation Sans" style:font-name-asian="Noto Sans CJK SC" style:font-name-complex="Noto Sans Devanagari1"/>
    </style:style>
    <style:style style:name="T3" style:family="text">
      <style:text-properties style:font-name="Liberation Sans" officeooo:rsid="001feb17" style:font-name-asian="Noto Sans CJK SC" style:font-name-complex="Noto Sans Devanagari1"/>
    </style:style>
    <style:style style:name="T4" style:family="text">
      <style:text-properties style:font-name="Liberation Sans" officeooo:rsid="002147a3" style:font-name-asian="Noto Sans CJK SC" style:font-name-complex="Noto Sans Devanagari1"/>
    </style:style>
    <style:style style:name="T5" style:family="text">
      <style:text-properties style:font-name="Liberation Sans" officeooo:rsid="00221fc0" style:font-name-asian="Noto Sans CJK SC" style:font-name-complex="Noto Sans Devanagari1"/>
    </style:style>
    <style:style style:name="T6" style:family="text">
      <style:text-properties style:font-name="Liberation Sans" officeooo:rsid="00244702" style:font-name-asian="Noto Sans CJK SC" style:font-name-complex="Noto Sans Devanagari1"/>
    </style:style>
    <style:style style:name="T7" style:family="text">
      <style:text-properties style:font-name="Liberation Sans" fo:font-weight="normal" style:font-name-asian="Noto Sans CJK SC" style:font-weight-asian="normal" style:font-name-complex="Noto Sans Devanagari1" style:font-weight-complex="normal"/>
    </style:style>
    <style:style style:name="T8" style:family="text">
      <style:text-properties style:font-name="Liberation Sans" fo:font-weight="normal" officeooo:rsid="00231155" style:font-name-asian="Noto Sans CJK SC" style:font-weight-asian="normal" style:font-name-complex="Noto Sans Devanagari1" style:font-weight-complex="normal"/>
    </style:style>
    <style:style style:name="T9" style:family="text">
      <style:text-properties style:font-name="Liberation Sans" fo:font-weight="normal" officeooo:rsid="00244702" style:font-name-asian="Noto Sans CJK SC" style:font-weight-asian="normal" style:font-name-complex="Noto Sans Devanagari1" style:font-weight-complex="normal"/>
    </style:style>
    <style:style style:name="T10" style:family="text">
      <style:text-properties style:font-name="Liberation Sans" fo:language="sv" fo:country="SE" style:font-name-asian="Noto Sans CJK SC" style:font-name-complex="Noto Sans Devanagari1"/>
    </style:style>
    <style:style style:name="T11" style:family="text">
      <style:text-properties style:font-name="Liberation Sans" fo:language="sv" fo:country="SE" officeooo:rsid="001bffc7" style:font-name-asian="Noto Sans CJK SC" style:font-name-complex="Noto Sans Devanagari1"/>
    </style:style>
    <style:style style:name="T12" style:family="text">
      <style:text-properties officeooo:rsid="002f3968"/>
    </style:style>
    <style:style style:name="T13" style:family="text">
      <style:text-properties fo:color="#c586c0" loext:opacity="100%" style:font-name="Droid Sans Mono" fo:font-size="10.5pt" fo:font-weight="normal" fo:background-color="#1f1f1f" loext:char-shading-value="0"/>
    </style:style>
    <style:style style:name="T14" style:family="text">
      <style:text-properties fo:color="#cccccc" loext:opacity="100%" style:font-name="Droid Sans Mono" fo:font-size="10.5pt" fo:font-weight="normal" fo:background-color="#1f1f1f" loext:char-shading-value="0"/>
    </style:style>
    <style:style style:name="T15" style:family="text">
      <style:text-properties fo:color="#cccccc" loext:opacity="100%" style:font-name="Droid Sans Mono" fo:font-size="10.5pt" fo:font-weight="normal" officeooo:rsid="0030ea83" fo:background-color="#1f1f1f" loext:char-shading-value="0"/>
    </style:style>
    <style:style style:name="T16" style:family="text">
      <style:text-properties fo:color="#9cdcfe" loext:opacity="100%" style:font-name="Droid Sans Mono" fo:font-size="10.5pt" fo:font-weight="normal" fo:background-color="#1f1f1f" loext:char-shading-value="0"/>
    </style:style>
    <style:style style:name="T17" style:family="text">
      <style:text-properties officeooo:rsid="0030ea83"/>
    </style:style>
    <style:style style:name="T18" style:family="text">
      <style:text-properties officeooo:rsid="00394d52"/>
    </style:style>
    <style:style style:name="T19" style:family="text">
      <style:text-properties style:text-line-through-style="solid" style:text-line-through-type="single" fo:language="sv" fo:country="SE"/>
    </style:style>
    <style:style style:name="T20" style:family="text">
      <style:text-properties officeooo:rsid="004665cd"/>
    </style:style>
    <style:style style:name="T21" style:family="text">
      <style:text-properties fo:language="sv" fo:country="S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6" text:outline-level="1">Lista att åtgärda</text:h>
      <text:p text:style-name="P5"/>
      <text:list text:style-name="L1">
        <text:list-item>
          <text:p text:style-name="P61">Prov i Cybersäkerhet</text:p>
        </text:list-item>
        <text:list-item>
          <text:p text:style-name="P62">Gör användartester</text:p>
        </text:list-item>
        <text:list-item>
          <text:p text:style-name="P62">Skapa redovisningsmaterial</text:p>
        </text:list-item>
        <text:list-item>
          <text:p text:style-name="P41">Skriv under och skicka in publiceringsvilkor</text:p>
        </text:list-item>
        <text:list-item>
          <text:p text:style-name="P41">Lämna in rapport för opponering</text:p>
        </text:list-item>
        <text:list-item>
          <text:p text:style-name="P42">Skriv klart rapporten</text:p>
        </text:list-item>
        <text:list-item>
          <text:p text:style-name="P43">Läs opponeringsrapport samt skapa opponeringsunderlag / material</text:p>
        </text:list-item>
        <text:list-item>
          <text:p text:style-name="P41">Lämna in redovisningsmater<text:span text:style-name="T20">ial</text:span></text:p>
        </text:list-item>
        <text:list-item>
          <text:p text:style-name="P41">Lämna in rapport</text:p>
        </text:list-item>
      </text:list>
      <text:p text:style-name="P6"/>
      <text:p text:style-name="P5"/>
      <text:p text:style-name="P5"/>
      <text:p text:style-name="P30">CRON!</text:p>
      <table:table table:name="Table1" table:style-name="Table1">
        <table:table-column table:style-name="Table1.A"/>
        <table:table-column table:style-name="Table1.B" table:number-columns-repeated="4"/>
        <table:table-column table:style-name="Table1.F"/>
        <table:table-row table:style-name="Table1.1">
          <table:table-cell table:style-name="Table1.A1" office:value-type="string">
            <text:p text:style-name="P4">0</text:p>
          </table:table-cell>
          <table:table-cell table:style-name="Table1.A1" office:value-type="string">
            <text:p text:style-name="P4">5</text:p>
          </table:table-cell>
          <table:table-cell table:style-name="Table1.A1" office:value-type="string">
            <text:p text:style-name="P4">*</text:p>
          </table:table-cell>
          <table:table-cell table:style-name="Table1.A1" office:value-type="string">
            <text:p text:style-name="P4">*</text:p>
          </table:table-cell>
          <table:table-cell table:style-name="Table1.A1" office:value-type="string">
            <text:p text:style-name="P4">*</text:p>
          </table:table-cell>
          <table:table-cell table:style-name="Table1.A1" office:value-type="string">
            <text:p text:style-name="P4">curl -L -s https://www.markuswebb.se/theproject/web/cron/hbeoqxI7nAlpNVqJCJpxCFkzV5ZsssOkYMJHHDSfPMxLwC2HUxwQAPneQSVhg00-KMNW-pXnWg</text:p>
          </table:table-cell>
        </table:table-row>
      </table:table>
      <text:p text:style-name="P7"/>
      <text:p text:style-name="P31">Presentera/ sälj in tjänster på startsidan och om oss-sidan</text:p>
      <text:p text:style-name="P5"/>
      <text:list text:style-name="L2">
        <text:list-item>
          <text:p text:style-name="P52">Länk för återställa lösenord</text:p>
        </text:list-item>
        <text:list-item>
          <text:p text:style-name="P52">Inloggning för säga bovärdens namn</text:p>
        </text:list-item>
        <text:list-item>
          <text:p text:style-name="P44">pdf bör säga hyresavi_2025-05-28</text:p>
        </text:list-item>
        <text:list-item>
          <text:p text:style-name="P52">titel på flik ska ej vara Vite app</text:p>
        </text:list-item>
        <text:list-item>
          <text:p text:style-name="P52">ändra placeholders</text:p>
        </text:list-item>
        <text:list-item>
          <text:p text:style-name="P52">ställ in required</text:p>
        </text:list-item>
        <text:list-item>
          <text:p text:style-name="P44">Skriv en manual för applikationen <text:span text:style-name="T18">på om oss</text:span>?</text:p>
        </text:list-item>
        <text:list-item>
          <text:p text:style-name="P53">Datum för event?</text:p>
        </text:list-item>
      </text:list>
      <text:p text:style-name="P13"/>
      <text:p text:style-name="P8"><text:soft-page-break/>HTML-validering</text:p>
      <text:list text:style-name="L3">
        <text:list-item>
          <text:p text:style-name="P54">html lang=”sv”</text:p>
        </text:list-item>
      </text:list>
      <text:p text:style-name="P14"/>
      <text:p text:style-name="P15"><text:s/><text:span text:style-name="T12">Vy tenant</text:span></text:p>
      <text:list text:style-name="L4">
        <text:list-item>
          <text:p text:style-name="P63"><text:span text:style-name="T19">Attribute </text:span><text:span text:style-name="Source_20_Text"><text:span text:style-name="T19">type</text:span></text:span><text:span text:style-name="T19"> not allowed on element </text:span><text:a xlink:type="simple" xlink:href="https://html.spec.whatwg.org/multipage/#the-textarea-element" text:style-name="Internet_20_link" text:visited-style-name="Visited_20_Internet_20_Link"><text:span text:style-name="Source_20_Text"><text:span text:style-name="T19">textarea</text:span></text:span></text:a><text:span text:style-name="T19"> at this point.</text:span></text:p>
        </text:list-item>
        <text:list-item>
          <text:p text:style-name="P55">Empty heading.</text:p>
        </text:list-item>
        <text:list-item>
          <text:p text:style-name="P63"><text:span text:style-name="T19">The value of the </text:span><text:span text:style-name="Source_20_Text"><text:span text:style-name="T19">for</text:span></text:span><text:span text:style-name="T19"> attribute of the </text:span><text:span text:style-name="Source_20_Text"><text:span text:style-name="T19">label</text:span></text:span><text:span text:style-name="T19"> element must be the ID of a non-hidden form control.</text:span></text:p>
        </text:list-item>
        <text:list-item>
          <text:p text:style-name="P63"><text:span text:style-name="T19">The value of the </text:span><text:span text:style-name="Source_20_Text"><text:span text:style-name="T19">for</text:span></text:span><text:span text:style-name="T19"> attribute of the </text:span><text:span text:style-name="Source_20_Text"><text:span text:style-name="T19">label</text:span></text:span><text:span text:style-name="T19"> element must be the ID of a non-hidden form control.</text:span></text:p>
        </text:list-item>
      </text:list>
      <text:p text:style-name="P32"><text:span text:style-name="T17">För largecontainer och textcontainer </text:span><text:span text:style-name="T13">v-if</text:span><text:span text:style-name="T14">="</text:span><text:span text:style-name="T16">title</text:span><text:span text:style-name="T14">" </text:span><text:span text:style-name="T15"><text:s/>för att inte få html fel för tomma element</text:span></text:p>
      <text:p text:style-name="P33">Fixat så att id och for matchar I formuläret</text:p>
      <text:p text:style-name="P16"/>
      <text:p text:style-name="P17">home vy</text:p>
      <text:list text:style-name="L5">
        <text:list-item>
          <text:p text:style-name="P56">tar bort required från hidden input</text:p>
        </text:list-item>
        <text:list-item>
          <text:p text:style-name="P56">tar bort duplicated id</text:p>
        </text:list-item>
      </text:list>
      <text:p text:style-name="P17"/>
      <text:p text:style-name="P18">Generellt </text:p>
      <text:list text:style-name="L6">
        <text:list-item>
          <text:p text:style-name="P57">Tabeller if, for samt hidden mm..</text:p>
        </text:list-item>
      </text:list>
      <text:p text:style-name="P34"/>
      <text:p text:style-name="P34"/>
      <text:p text:style-name="P34"/>
      <text:p text:style-name="P35">ÄNDRA READ WRITE FÖR WEBHOST!!</text:p>
      <text:p text:style-name="P33"/>
      <text:p text:style-name="P14"/>
      <text:h text:style-name="P37" text:outline-level="2">Drupal</text:h>
      <text:list text:style-name="L7">
        <text:list-item>
          <text:p text:style-name="P58">Lägga till I storage att cron redan är utfört så att det endast körs en gång <text:span text:style-name="T1">per</text:span> dygn.</text:p>
        </text:list-item>
        <text:list-item>
          <text:p text:style-name="P58">Rensa kod</text:p>
        </text:list-item>
        <text:list-item>
          <text:p text:style-name="P45">Mycket hantering behövs vad gäller borttagning av relaterad data</text:p>
        </text:list-item>
      </text:list>
      <text:p text:style-name="P2"/>
      <text:h text:style-name="P37" text:outline-level="2"><text:soft-page-break/>Vue</text:h>
      <text:list text:style-name="L8">
        <text:list-item>
          <text:p text:style-name="P59">Bättre verifiering av inloggning</text:p>
        </text:list-item>
        <text:list-item>
          <text:p text:style-name="P59">Datumvisning</text:p>
        </text:list-item>
        <text:list-item>
          <text:p text:style-name="P59">Rensa kod</text:p>
        </text:list-item>
        <text:list-item>
          <text:p text:style-name="P60">tabeller bör filtrera över alla fällt</text:p>
        </text:list-item>
        <text:list-item>
          <text:p text:style-name="P46">Mycket hantering behövs vad gäller borttagning av relaterad data</text:p>
        </text:list-item>
      </text:list>
      <text:p text:style-name="P19"/>
      <text:h text:style-name="P38" text:outline-level="2">Rapport</text:h>
      <text:p text:style-name="P20">1. redigera och lägga till sitemap</text:p>
      <text:p text:style-name="P21"/>
      <text:h text:style-name="P36" text:outline-level="1">Deploy</text:h>
      <text:h text:style-name="P40" text:outline-level="2">Installera moduler</text:h>
      <text:list text:style-name="L9">
        <text:list-item>
          <text:p text:style-name="P65">composer create-project drupal/recommended-project:10.4.5 "install-dir"</text:p>
        </text:list-item>
        <text:list-item>
          <text:p text:style-name="P65">composer require 'drupal/consumers:^1.19'</text:p>
        </text:list-item>
        <text:list-item>
          <text:p text:style-name="P65">composer require 'drupal/simple_oauth:^5.2'</text:p>
        </text:list-item>
        <text:list-item>
          <text:p text:style-name="P65">composer require 'drupal/content_access:^2.0'</text:p>
        </text:list-item>
        <text:list-item>
          <text:p text:style-name="P65">composer require 'drupal/node_view_permissions:^1.6'</text:p>
        </text:list-item>
        <text:list-item>
          <text:p text:style-name="P65">composer require 'drupal/restui:^1.22'</text:p>
        </text:list-item>
        <text:list-item>
          <text:p text:style-name="P65">composer require 'drupal/symfony_mailer:^1.5'</text:p>
        </text:list-item>
        <text:list-item>
          <text:p text:style-name="P65">composer require 'drupal/maillog:^1.0'</text:p>
        </text:list-item>
        <text:list-item>
          <text:p text:style-name="P65">composer require 'drupal/serial:^2.1'</text:p>
        </text:list-item>
        <text:list-item>
          <text:p text:style-name="P64"><text:span text:style-name="T11">composer require 'drupal/pdf_using_mpdf:</text:span><text:a xlink:type="simple" xlink:href="mailto:3.x-dev@dev" text:style-name="Internet_20_link" text:visited-style-name="Visited_20_Internet_20_Link"><text:span text:style-name="T11">3.x-dev@dev</text:span></text:a><text:span text:style-name="T11">'</text:span></text:p>
        </text:list-item>
        <text:list-item>
          <text:p text:style-name="P66">composer require 'drupal/admin_toolbar:^3.5'</text:p>
        </text:list-item>
      </text:list>
      <text:h text:style-name="P39" text:outline-level="2"><text:span text:style-name="T3">I</text:span><text:span text:style-name="T2">nleed</text:span></text:h>
      <text:list text:style-name="L10">
        <text:list-item>
          <text:p text:style-name="P67">Skapa en ny databas </text:p>
        </text:list-item>
        <text:list-item>
          <text:p text:style-name="P67">Skapa e-postkonto</text:p>
        </text:list-item>
        <text:list-item>
          <text:p text:style-name="P47"><text:span text:style-name="T3">K</text:span><text:span text:style-name="T2">opiera webbplatsen till Inleed </text:span></text:p>
        </text:list-item>
        <text:list-item>
          <text:p text:style-name="P67"><text:soft-page-break/>kör installationsprocessen</text:p>
        </text:list-item>
      </text:list>
      <text:p text:style-name="P3"><text:span text:style-name="T2"/></text:p>
      <text:p text:style-name="P25">FÖR SYMFONY_MAILER</text:p>
      <text:p text:style-name="P1"><text:span text:style-name="T10">the first step is to ensure that </text:span><text:span text:style-name="Source_20_Text"><text:span text:style-name="T21">proc_open()</text:span></text:span><text:span text:style-name="T10"> is not disabled in your PHP configuration. You can do this by checking the </text:span><text:span text:style-name="Source_20_Text"><text:span text:style-name="T21">php.ini</text:span></text:span><text:span text:style-name="T10"> file for the </text:span><text:span text:style-name="Source_20_Text"><text:span text:style-name="T21">disable_functions</text:span></text:span><text:span text:style-name="T10"> directive. If </text:span><text:span text:style-name="Source_20_Text"><text:span text:style-name="T21">proc_open</text:span></text:span><text:span text:style-name="T10"> is listed there, you will need to remove it.</text:span></text:p>
      <text:p text:style-name="P26">Tog även bort proc_close()</text:p>
      <text:h text:style-name="P40" text:outline-level="2" text:is-list-header="true">Drupal</text:h>
      <text:list text:style-name="L11">
        <text:list-item>
          <text:p text:style-name="P68">Installera alla modulerna</text:p>
        </text:list-item>
        <text:list-item>
          <text:p text:style-name="P68">Skapa innehållstyper</text:p>
          <text:list>
            <text:list-item>
              <text:p text:style-name="P48"><text:span text:style-name="T3">F</text:span><text:span text:style-name="T4">astighet</text:span></text:p>
            </text:list-item>
            <text:list-item>
              <text:p text:style-name="P68">Bostad</text:p>
            </text:list-item>
            <text:list-item>
              <text:p text:style-name="P68">Faktura</text:p>
            </text:list-item>
            <text:list-item>
              <text:p text:style-name="P68">Information</text:p>
            </text:list-item>
            <text:list-item>
              <text:p text:style-name="P68">Felanmälan</text:p>
            </text:list-item>
          </text:list>
        </text:list-item>
      </text:list>
      <text:p text:style-name="P22"><text:span text:style-name="T3"/></text:p>
      <text:h text:style-name="P40" text:outline-level="2">Inställningar i Drupal</text:h>
      <text:p text:style-name="P9"><text:span text:style-name="T4">S</text:span><text:span text:style-name="T2">imple Oauth</text:span></text:p>
      <text:list text:style-name="L12">
        <text:list-item>
          <text:p text:style-name="P69">Expiration time = 3600</text:p>
        </text:list-item>
        <text:list-item>
          <text:p text:style-name="P69">Skapade mappen sites/private/keys/ och genererade nycklar däri för Oauth</text:p>
        </text:list-item>
        <text:list-item>
          <text:p text:style-name="P69">Skapade ny konsument med klient ID med ändra iklickade var “Tredjeparts konsument”.</text:p>
        </text:list-item>
        <text:list-item>
          <text:p text:style-name="P49"><text:span text:style-name="T5">Klient ID</text:span><text:span text:style-name="T2"> SxS5A39nPLzMV1todHAJxqjNVJYF5scAk9SHsx1xOYE</text:span></text:p>
        </text:list-item>
      </text:list>
      <text:p text:style-name="P10"><text:span text:style-name="T2"/></text:p>
      <text:p text:style-name="P27">RESTful web services</text:p>
      <text:list text:style-name="L13">
        <text:list-item>
          <text:p text:style-name="P70">Aktiverar alla metoder för alla custom api endpoints med oauth2 samt I json-format</text:p>
        </text:list-item>
        <text:list-item>
          <text:p text:style-name="P71">Aktiverade restendpoint POST för user/register</text:p>
        </text:list-item>
      </text:list>
      <text:p text:style-name="P23"><text:span text:style-name="T2"/></text:p>
      <text:p text:style-name="P28">Behörighet</text:p>
      <text:list text:style-name="L14">
        <text:list-item>
          <text:p text:style-name="P73"><text:soft-page-break/>Fullbehörighet på alla egenskapade rest endpoints för full crud för inloggade. </text:p>
        </text:list-item>
        <text:list-item>
          <text:p text:style-name="P50"><text:span text:style-name="T8">Behörighet </text:span><text:span text:style-name="T9">till okända: </text:span><text:span text:style-name="T8">att lista att fastigheter samt endpoint </text:span><text:span text:style-name="T9">till get tenant</text:span><text:span text:style-name="T8"> om den boende finns, även för att posta felrapporter. <text:s/></text:span><text:span text:style-name="T9">Och post till tenant</text:span></text:p>
        </text:list-item>
        <text:list-item>
          <text:p text:style-name="P51"><text:span text:style-name="T9">G</text:span><text:span text:style-name="T7">av behörighet för Gäst att registrera konto via user/register POST</text:span></text:p>
        </text:list-item>
      </text:list>
      <text:p text:style-name="P11"><text:span text:style-name="T6">C</text:span><text:span text:style-name="T2">ORS</text:span></text:p>
      <text:list text:style-name="L15">
        <text:list-item>
          <text:p text:style-name="P74">Ändringar I services.yml</text:p>
        </text:list-item>
      </text:list>
      <text:p text:style-name="P24"><text:span text:style-name="T2"/></text:p>
      <text:p text:style-name="P29">Kontohantering</text:p>
      <text:list text:style-name="L16">
        <text:list-item>
          <text:p text:style-name="P72">Vem kan registrera konton? Visitors without approval</text:p>
        </text:list-item>
        <text:list-item>
          <text:p text:style-name="P72">Kräv e-postverifiering när en besökare skapar ett konto</text:p>
        </text:list-item>
      </text:list>
      <text:p text:style-name="P12"><text:span text:style-name="T2"/></text:p>
      <text:p text:style-name="P24"><text:span text:style-name="T2"/></text:p>
      <text:p text:style-name="P24"><text:span text:style-name="T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sv" fo:country="S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sv" fo:country="S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8T09:47:35.386565977</meta:creation-date>
    <dc:date>2025-05-22T08:25:21.422159756</dc:date>
    <meta:editing-duration>P1DT4H42M29S</meta:editing-duration>
    <meta:editing-cycles>48</meta:editing-cycles>
    <meta:generator>LibreOffice/24.2.7.2$Linux_X86_64 LibreOffice_project/420$Build-2</meta:generator>
    <meta:document-statistic meta:table-count="1" meta:image-count="0" meta:object-count="0" meta:page-count="5" meta:paragraph-count="100" meta:word-count="549" meta:character-count="3656" meta:non-whitespace-character-count="3267"/>
  </office:meta>
</office:document-meta>
</file>